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 style:protect="position size"/>
    </style:style>
    <style:style style:name="gr2" style:family="graphic">
      <style:graphic-properties style:protect="position size"/>
    </style:style>
    <style:style style:name="gr3" style:family="graphic" style:parent-style-name="standard">
      <style:graphic-properties draw:fill="solid" draw:fill-color="#ffff99" draw:opacity="0%" draw:textarea-horizontal-align="center" draw:textarea-vertical-align="middle" draw:shadow-opacity="0%"/>
    </style:style>
    <style:style style:name="gr4" style:family="graphic" style:parent-style-name="standard">
      <style:graphic-properties draw:stroke="none" svg:stroke-color="#000000" draw:fill="none" draw:fill-color="#ffff99" fo:min-height="0.75cm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stroke="none" svg:stroke-color="#000000" draw:fill="none" draw:fill-color="#ffffff" fo:min-height="1.35cm"/>
    </style:style>
    <style:style style:name="gr7" style:family="graphic" style:parent-style-name="standard">
      <style:graphic-properties draw:stroke="none" svg:stroke-color="#000000" draw:fill="none" draw:fill-color="#ffffff" fo:min-height="0.75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gr13" style:family="graphic" style:parent-style-name="standard">
      <style:graphic-properties draw:stroke="dash" draw:stroke-dash="Ultrafine_20_Dashed" svg:stroke-color="#000000" draw:fill="solid" draw:fill-color="#ffffff" draw:textarea-horizontal-align="left" draw:auto-grow-height="true" draw:auto-grow-width="false" fo:min-height="0.75cm" fo:min-width="3cm"/>
    </style:style>
    <style:style style:name="gr14" style:family="graphic" style:parent-style-name="standard">
      <style:graphic-properties draw:stroke="solid" draw:stroke-dash="Ultrafine_20_Dashed" draw:textarea-horizontal-align="center" draw:textarea-vertical-align="middle"/>
    </style:style>
    <style:style style:name="gr15" style:family="graphic" style:parent-style-name="standard">
      <style:graphic-properties draw:fill="solid" draw:fill-color="#99ccff" draw:textarea-horizontal-align="center" draw:textarea-vertical-align="middle"/>
    </style:style>
    <style:style style:name="gr16" style:family="graphic" style:parent-style-name="standard">
      <style:graphic-properties draw:fill="none" draw:fill-color="#99ccff" draw:textarea-horizontal-align="center" draw:textarea-vertical-align="middle"/>
    </style:style>
    <style:style style:name="gr17" style:family="graphic" style:parent-style-name="standard">
      <style:graphic-properties draw:stroke="dash" draw:stroke-dash="Ultrafine_20_Dashed" draw:marker-end="" draw:marker-end-width="0.3cm" draw:textarea-horizontal-align="center" draw:textarea-vertical-align="middle"/>
    </style:style>
    <style:style style:name="gr18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ffff99" draw:textarea-horizontal-align="center" draw:textarea-vertical-align="middle"/>
    </style:style>
    <style:style style:name="gr20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22" style:family="graphic" style:parent-style-name="standard">
      <style:graphic-properties draw:fill="solid" draw:fill-color="#e6e6e6" draw:textarea-horizontal-align="center" draw:textarea-vertical-align="middle"/>
    </style:style>
    <style:style style:name="gr2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color="#ff0000" draw:fill="none" draw:textarea-horizontal-align="center" draw:textarea-vertical-align="middle"/>
    </style:style>
    <style:style style:name="gr25" style:family="graphic" style:parent-style-name="standard">
      <style:graphic-properties draw:stroke="dash" draw:stroke-dash="Ultrafine_20_Dashed" svg:stroke-color="#ff0000" draw:fill="solid" draw:fill-color="#ffffff" draw:textarea-horizontal-align="left" draw:auto-grow-height="true" draw:auto-grow-width="false" fo:min-height="0.75cm" fo:min-width="3cm"/>
    </style:style>
    <style:style style:name="gr26" style:family="graphic" style:parent-style-name="standard">
      <style:graphic-properties draw:stroke="solid" draw:stroke-dash="Ultrafine_20_Dashed" svg:stroke-color="#ff0000" draw:textarea-horizontal-align="center" draw:textarea-vertical-align="middle"/>
    </style:style>
    <style:style style:name="gr27" style:family="graphic" style:parent-style-name="standard">
      <style:graphic-properties draw:stroke="dash" draw:stroke-dash="Ultrafine_20_Dashed" svg:stroke-color="#ff0000" draw:textarea-horizontal-align="center" draw:textarea-vertical-align="middle"/>
    </style:style>
    <style:style style:name="gr28" style:family="graphic" style:parent-style-name="standard">
      <style:graphic-properties svg:stroke-color="#0000ff" draw:fill="none" draw:textarea-horizontal-align="center" draw:textarea-vertical-align="middle"/>
    </style:style>
    <style:style style:name="gr29" style:family="graphic" style:parent-style-name="standard">
      <style:graphic-properties draw:stroke="dash" draw:stroke-dash="Ultrafine_20_Dashed" svg:stroke-color="#0000ff" draw:fill="solid" draw:fill-color="#ffffff" draw:textarea-horizontal-align="left" draw:auto-grow-height="true" draw:auto-grow-width="false" fo:min-height="1.95cm" fo:min-width="3cm"/>
    </style:style>
    <style:style style:name="gr30" style:family="graphic" style:parent-style-name="standard">
      <style:graphic-properties svg:stroke-color="#0000ff" draw:textarea-horizontal-align="center" draw:textarea-vertical-align="middle"/>
    </style:style>
    <style:style style:name="gr31" style:family="graphic" style:parent-style-name="standard">
      <style:graphic-properties draw:stroke="dash" draw:stroke-dash="Ultrafine_20_Dashed" svg:stroke-color="#0000ff" draw:fill="solid" draw:fill-color="#ffffff" draw:textarea-horizontal-align="left" draw:auto-grow-height="true" draw:auto-grow-width="false" fo:min-height="1.31cm" fo:min-width="3cm"/>
    </style:style>
    <style:style style:name="gr32" style:family="graphic" style:parent-style-name="standard">
      <style:graphic-properties draw:stroke="dash" draw:stroke-dash="Ultrafine_20_Dashed" svg:stroke-color="#0000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0.202cm"/>
    </style:style>
    <style:style style:name="gr34" style:family="graphic" style:parent-style-name="standard">
      <style:graphic-properties draw:stroke="dash" draw:stroke-dash="Ultrafine_20_Dashed" svg:stroke-color="#008000" draw:fill="solid" draw:fill-color="#ffffff" draw:textarea-horizontal-align="left" draw:auto-grow-height="true" draw:auto-grow-width="false" fo:min-height="0.75cm" fo:min-width="3cm"/>
    </style:style>
    <style:style style:name="gr35" style:family="graphic" style:parent-style-name="standard">
      <style:graphic-properties draw:stroke="solid" draw:stroke-dash="Ultrafine_20_Dashed" svg:stroke-color="#008000" draw:textarea-horizontal-align="center" draw:textarea-vertical-align="middle"/>
    </style:style>
    <style:style style:name="gr36" style:family="graphic" style:parent-style-name="standard">
      <style:graphic-properties svg:stroke-color="#008000" draw:fill="none" draw:textarea-horizontal-align="center" draw:textarea-vertical-align="middle"/>
    </style:style>
    <style:style style:name="gr37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8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39" style:family="graphic" style:parent-style-name="standard">
      <style:graphic-properties draw:stroke="dash" draw:stroke-dash="Ultrafine_20_Dashed" draw:fill="none" draw:fill-color="#ffffff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fo:min-height="0.559cm"/>
    </style:style>
    <style:style style:name="gr41" style:family="graphic" style:parent-style-name="standard">
      <style:graphic-properties svg:stroke-color="#008000" draw:marker-start="Arrow" draw:marker-end="Arrow" draw:marker-end-width="0.3cm" draw:textarea-horizontal-align="center" draw:textarea-vertical-align="middle"/>
    </style:style>
    <style:style style:name="gr42" style:family="graphic" style:parent-style-name="standard">
      <style:graphic-properties draw:stroke="none" svg:stroke-color="#000000" draw:fill="none" draw:fill-color="#ffffff" fo:min-height="0cm"/>
    </style:style>
    <style:style style:name="gr43" style:family="graphic" style:parent-style-name="standard">
      <style:graphic-properties svg:stroke-color="#008000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text-align="start"/>
      <style:text-properties fo:font-size="10pt" fo:font-weight="bold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color="#000000" fo:font-size="10pt" fo:font-weight="bold"/>
    </style:style>
    <style:style style:name="P8" style:family="paragraph">
      <style:paragraph-properties fo:margin-left="0cm" fo:margin-right="0cm" fo:text-align="start" fo:text-indent="0cm"/>
      <style:text-properties fo:color="#0000ff" fo:font-size="10pt" fo:font-weight="bold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text-align="center" fo:text-indent="0cm"/>
      <style:text-properties fo:font-size="12pt"/>
    </style:style>
    <style:style style:name="P12" style:family="paragraph">
      <style:paragraph-properties fo:margin-left="0cm" fo:margin-right="0cm" fo:text-align="center" fo:text-indent="0cm"/>
      <style:text-properties fo:font-size="10pt" fo:font-weight="bold"/>
    </style:style>
    <style:style style:name="P13" style:family="paragraph">
      <style:paragraph-properties fo:margin-left="0cm" fo:margin-right="0cm" fo:text-align="center" fo:text-indent="0cm"/>
      <style:text-properties fo:color="#0000ff" fo:font-size="10pt" fo:font-weight="bold"/>
    </style:style>
    <style:style style:name="P14" style:family="paragraph">
      <style:paragraph-properties fo:text-align="start"/>
      <style:text-properties fo:color="#ff0000" fo:font-size="10pt" fo:font-weight="bold"/>
    </style:style>
    <style:style style:name="P15" style:family="paragraph">
      <style:paragraph-properties fo:margin-left="0cm" fo:margin-right="0cm" fo:text-align="start" fo:text-indent="0cm"/>
      <style:text-properties fo:color="#ff0000" fo:font-size="10pt" fo:font-weight="bold"/>
    </style:style>
    <style:style style:name="P16" style:family="paragraph">
      <style:paragraph-properties fo:margin-left="0cm" fo:margin-right="0cm" fo:text-align="center" fo:text-indent="0cm"/>
      <style:text-properties fo:color="#ff0000" fo:font-size="10pt" fo:font-weight="bold"/>
    </style:style>
    <style:style style:name="P17" style:family="paragraph">
      <style:paragraph-properties fo:margin-left="0cm" fo:margin-right="0cm" fo:text-indent="0cm"/>
      <style:text-properties fo:color="#ff0000" fo:font-size="10pt"/>
    </style:style>
    <style:style style:name="P18" style:family="paragraph">
      <style:paragraph-properties fo:margin-left="0cm" fo:margin-right="0cm" fo:text-indent="0cm"/>
      <style:text-properties fo:color="#0000ff" fo:font-size="10pt"/>
    </style:style>
    <style:style style:name="P19" style:family="paragraph">
      <style:paragraph-properties fo:margin-left="0cm" fo:margin-right="0cm" fo:text-align="end" fo:text-indent="0cm"/>
      <style:text-properties fo:font-size="8pt"/>
    </style:style>
    <style:style style:name="P20" style:family="paragraph">
      <style:paragraph-properties fo:margin-left="0cm" fo:margin-right="0cm" fo:text-indent="0cm"/>
      <style:text-properties fo:color="#008000" fo:font-size="10pt"/>
    </style:style>
    <style:style style:name="P21" style:family="paragraph">
      <style:paragraph-properties fo:margin-left="0cm" fo:margin-right="0cm" fo:text-align="start" fo:text-indent="0cm"/>
      <style:text-properties fo:font-size="10pt" fo:font-weight="bold"/>
    </style:style>
    <style:style style:name="P22" style:family="paragraph">
      <style:paragraph-properties fo:margin-left="0cm" fo:margin-right="0cm" fo:text-align="start" fo:text-indent="0cm"/>
      <style:text-properties fo:color="#008000" fo:font-size="10pt" fo:font-weight="bold"/>
    </style:style>
    <style:style style:name="P23" style:family="paragraph">
      <style:paragraph-properties fo:margin-left="0cm" fo:margin-right="0cm" fo:text-align="center" fo:text-indent="0cm"/>
      <style:text-properties fo:font-size="12pt" fo:font-weight="bold"/>
    </style:style>
    <style:style style:name="P24" style:family="paragraph">
      <style:paragraph-properties fo:margin-left="0cm" fo:margin-right="0cm" fo:text-align="center" fo:text-indent="0cm"/>
      <style:text-properties fo:color="#008000" fo:font-size="10pt" fo:font-weight="bold"/>
    </style:style>
    <style:style style:name="T1" style:family="text">
      <style:text-properties fo:font-size="24pt"/>
    </style:style>
    <style:style style:name="T2" style:family="text">
      <style:text-properties fo:color="#000000" fo:font-size="10pt" fo:font-weight="bold"/>
    </style:style>
    <style:style style:name="T3" style:family="text">
      <style:text-properties fo:color="#0000ff" fo:font-size="10pt" fo:font-weight="bold"/>
    </style:style>
    <style:style style:name="T4" style:family="text">
      <style:text-properties fo:font-size="10pt" fo:font-weight="bold"/>
    </style:style>
    <style:style style:name="T5" style:family="text">
      <style:text-properties fo:font-size="10pt" fo:font-weight="normal"/>
    </style:style>
    <style:style style:name="T6" style:family="text">
      <style:text-properties fo:font-size="12pt"/>
    </style:style>
    <style:style style:name="T7" style:family="text">
      <style:text-properties fo:color="#ff0000" fo:font-size="10pt" fo:font-weight="bold"/>
    </style:style>
    <style:style style:name="T8" style:family="text">
      <style:text-properties fo:color="#ff0000" fo:font-size="10pt" fo:font-weight="normal"/>
    </style:style>
    <style:style style:name="T9" style:family="text">
      <style:text-properties fo:color="#0000ff" fo:font-size="10pt"/>
    </style:style>
    <style:style style:name="T10" style:family="text">
      <style:text-properties fo:font-size="8pt"/>
    </style:style>
    <style:style style:name="T11" style:family="text">
      <style:text-properties fo:color="#008000" fo:font-size="10pt" fo:font-weight="bold"/>
    </style:style>
    <style:style style:name="T12" style:family="text">
      <style:text-properties fo:color="#008000" fo:font-size="10pt" fo:font-weight="normal"/>
    </style:style>
    <style:style style:name="T13" style:family="text">
      <style:text-properties fo:font-size="12pt" fo:font-weight="bold"/>
    </style:style>
    <style:style style:name="T14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ontainer View" draw:style-name="dp1" draw:master-page-name="Standard">
        <office:forms form:automatic-focus="false" form:apply-design-mode="false"/>
        <draw:frame draw:style-name="gr1" draw:text-style-name="P2" draw:layer="layout" svg:width="28.448cm" svg:height="1.25cm" svg:x="0.601cm" svg:y="0.623cm">
          <draw:text-box>
            <text:p text:style-name="P1"><text:span text:style-name="T1">Container View Workflow</text:span></text:p>
          </draw:text-box>
        </draw:frame>
        <draw:g draw:style-name="gr2">
          <draw:rect draw:style-name="gr3" draw:text-style-name="P3" draw:layer="layout" svg:width="27.5cm" svg:height="8.5cm" svg:x="1.101cm" svg:y="2.023cm">
            <text:p text:style-name="P9"/>
          </draw:rect>
          <draw:frame draw:style-name="gr4" draw:text-style-name="P4" draw:layer="layout" svg:width="3.9cm" svg:height="1cm" svg:x="24.601cm" svg:y="9.423cm">
            <draw:text-box>
              <text:p text:style-name="P4">Shell API</text:p>
            </draw:text-box>
          </draw:frame>
        </draw:g>
        <draw:g draw:style-name="gr2">
          <draw:rect draw:style-name="gr5" draw:text-style-name="P3" draw:layer="layout" svg:width="27.5cm" svg:height="5cm" svg:x="1.101cm" svg:y="12.523cm">
            <text:p text:style-name="P9"/>
          </draw:rect>
          <draw:frame draw:style-name="gr6" draw:text-style-name="P4" draw:layer="layout" svg:width="8cm" svg:height="1.6cm" svg:x="20.501cm" svg:y="12.623cm">
            <draw:text-box>
              <text:p text:style-name="P4">Workplace API</text:p>
            </draw:text-box>
          </draw:frame>
        </draw:g>
        <draw:g draw:style-name="gr2">
          <draw:rect draw:style-name="gr5" draw:text-style-name="P3" draw:layer="layout" svg:width="27.5cm" svg:height="1.1cm" svg:x="1.101cm" svg:y="11.023cm">
            <text:p text:style-name="P9"/>
          </draw:rect>
          <draw:frame draw:style-name="gr7" draw:text-style-name="P4" draw:layer="layout" svg:width="8cm" svg:height="1cm" svg:x="20.501cm" svg:y="11.123cm">
            <draw:text-box>
              <text:p text:style-name="P4">Interface Layer</text:p>
            </draw:text-box>
          </draw:frame>
        </draw:g>
        <draw:g>
          <draw:line draw:style-name="gr8" draw:text-style-name="P5" draw:layer="layout" svg:x1="9.101cm" svg:y1="13.923cm" svg:x2="9.101cm" svg:y2="4.182cm">
            <text:p text:style-name="P9"/>
          </draw:line>
          <draw:line draw:style-name="gr9" draw:text-style-name="P7" draw:layer="layout" svg:x1="8.701cm" svg:y1="4.182cm" svg:x2="8.701cm" svg:y2="13.923cm">
            <text:p text:style-name="P6"><text:span text:style-name="T2">Contents Query</text:span></text:p>
            <text:p text:style-name="P6"><text:span text:style-name="T2"/></text:p>
          </draw:line>
        </draw:g>
        <draw:g>
          <draw:line draw:style-name="gr10" draw:text-style-name="P8" draw:layer="layout" svg:x1="7.598cm" svg:y1="4.182cm" svg:x2="7.601cm" svg:y2="13.923cm">
            <text:p text:style-name="P6"><text:span text:style-name="T3">Representation Query</text:span></text:p>
            <text:p text:style-name="P6"><text:span text:style-name="T3"/></text:p>
          </draw:line>
          <draw:line draw:style-name="gr11" draw:text-style-name="P5" draw:layer="layout" svg:x1="8.001cm" svg:y1="13.923cm" svg:x2="8.007cm" svg:y2="4.182cm">
            <text:p text:style-name="P9"/>
          </draw:line>
        </draw:g>
        <draw:g>
          <draw:ellipse draw:style-name="gr12" draw:text-style-name="P3" draw:id="id1" draw:layer="layout" svg:width="0.7cm" svg:height="0.5cm" svg:x="8.511cm" svg:y="6.203cm">
            <text:p text:style-name="P9"/>
          </draw:ellipse>
          <draw:frame draw:style-name="gr13" draw:text-style-name="P10" draw:id="id2" draw:layer="layout" svg:width="4.8cm" svg:height="1.03cm" svg:x="1.301cm" svg:y="5.943cm">
            <draw:text-box>
              <text:p text:style-name="P9"><text:span text:style-name="T4">Container Content</text:span></text:p>
              <text:p text:style-name="P9"><text:span text:style-name="T5">List of itemhandles</text:span></text:p>
            </draw:text-box>
          </draw:frame>
          <draw:connector draw:style-name="gr14" draw:text-style-name="P3" draw:layer="layout" svg:x1="8.511cm" svg:y1="6.453cm" svg:x2="6.101cm" svg:y2="6.458cm" draw:start-shape="id1" draw:start-glue-point="3" draw:end-shape="id2" draw:end-glue-point="1">
            <text:p text:style-name="P9"/>
          </draw:connector>
        </draw:g>
        <draw:g>
          <draw:rect draw:style-name="gr15" draw:text-style-name="P1" draw:id="id3" draw:layer="layout" svg:width="5.4cm" svg:height="1.5cm" svg:x="6.501cm" svg:y="13.923cm">
            <text:p text:style-name="P1">WPFolder</text:p>
          </draw:rect>
          <draw:g>
            <draw:rect draw:style-name="gr15" draw:text-style-name="P11" draw:id="id7" draw:layer="layout" svg:width="2.4cm" svg:height="1cm" svg:x="14.601cm" svg:y="14.523cm">
              <text:p text:style-name="P1"><text:span text:style-name="T6">WPFile</text:span></text:p>
            </draw:rect>
            <draw:rect draw:style-name="gr15" draw:text-style-name="P11" draw:id="id8" draw:layer="layout" svg:width="2.4cm" svg:height="1cm" svg:x="17.201cm" svg:y="14.523cm">
              <text:p text:style-name="P1"><text:span text:style-name="T6">WPFile</text:span></text:p>
            </draw:rect>
            <draw:rect draw:style-name="gr15" draw:text-style-name="P11" draw:id="id9" draw:layer="layout" svg:width="2.4cm" svg:height="1cm" svg:x="19.801cm" svg:y="14.523cm">
              <text:p text:style-name="P1"><text:span text:style-name="T6">WPFile</text:span></text:p>
            </draw:rect>
            <draw:rect draw:style-name="gr16" draw:text-style-name="P3" draw:layer="layout" svg:width="8.192cm" svg:height="1.5cm" svg:x="14.301cm" svg:y="14.323cm">
              <text:p text:style-name="P9"/>
            </draw:rect>
          </draw:g>
          <draw:line draw:style-name="gr17" draw:text-style-name="P3" draw:layer="layout" svg:x1="11.901cm" svg:y1="13.923cm" svg:x2="14.301cm" svg:y2="14.323cm">
            <text:p text:style-name="P9"/>
          </draw:line>
          <draw:line draw:style-name="gr17" draw:text-style-name="P3" draw:layer="layout" svg:x1="11.901cm" svg:y1="15.423cm" svg:x2="14.301cm" svg:y2="15.823cm">
            <text:p text:style-name="P9"/>
          </draw:line>
          <draw:connector draw:style-name="gr9" draw:text-style-name="P12" draw:layer="layout" draw:type="curve" svg:x1="11.901cm" svg:y1="14.673cm" svg:x2="14.301cm" svg:y2="15.073cm" draw:start-shape="id3" draw:start-glue-point="1">
            <text:p text:style-name="P1"><text:span text:style-name="T4">contains</text:span></text:p>
          </draw:connector>
        </draw:g>
        <draw:frame draw:style-name="gr18" draw:layer="layout" svg:width="0.502cm" svg:height="1.28cm" svg:x="22.601cm" svg:y="5.387cm">
          <draw:text-box>
            <text:p text:style-name="P9"/>
          </draw:text-box>
        </draw:frame>
        <draw:g>
          <draw:rect draw:style-name="gr19" draw:text-style-name="P1" draw:id="id4" draw:layer="layout" svg:width="5.612cm" svg:height="2cm" svg:x="6.689cm" svg:y="2.182cm">
            <text:p text:style-name="P1">ContainerView</text:p>
          </draw:rect>
          <draw:line draw:style-name="gr17" draw:text-style-name="P3" draw:layer="layout" svg:x1="12.301cm" svg:y1="2.182cm" svg:x2="13.901cm" svg:y2="3.423cm">
            <text:p text:style-name="P9"/>
          </draw:line>
          <draw:g draw:id="id5">
            <draw:rect draw:style-name="gr19" draw:text-style-name="P11" draw:layer="layout" svg:width="2.989cm" svg:height="1cm" svg:x="14.231cm" svg:y="3.713cm">
              <text:p text:style-name="P1"><text:span text:style-name="T6">ItemView</text:span></text:p>
            </draw:rect>
            <draw:rect draw:style-name="gr19" draw:text-style-name="P11" draw:layer="layout" svg:width="2.987cm" svg:height="1cm" svg:x="17.469cm" svg:y="3.713cm">
              <text:p text:style-name="P1"><text:span text:style-name="T6">ItemView</text:span></text:p>
            </draw:rect>
            <draw:rect draw:style-name="gr19" draw:text-style-name="P11" draw:layer="layout" svg:width="2.987cm" svg:height="1cm" svg:x="20.707cm" svg:y="3.713cm">
              <text:p text:style-name="P1"><text:span text:style-name="T6">ItemView</text:span></text:p>
            </draw:rect>
            <draw:rect draw:style-name="gr16" draw:text-style-name="P3" draw:layer="layout" svg:width="10.2cm" svg:height="1.5cm" svg:x="13.901cm" svg:y="3.443cm">
              <text:p text:style-name="P9"/>
            </draw:rect>
          </draw:g>
          <draw:line draw:style-name="gr17" draw:text-style-name="P3" draw:layer="layout" svg:x1="12.301cm" svg:y1="4.182cm" svg:x2="13.901cm" svg:y2="4.923cm">
            <text:p text:style-name="P9"/>
          </draw:line>
          <draw:connector draw:style-name="gr9" draw:text-style-name="P12" draw:layer="layout" draw:type="curve" svg:x1="12.301cm" svg:y1="3.182cm" svg:x2="13.901cm" svg:y2="4.193cm" draw:start-shape="id4" draw:start-glue-point="1" draw:end-shape="id5" draw:end-glue-point="3">
            <text:p text:style-name="P1"><text:span text:style-name="T4">creates</text:span></text:p>
          </draw:connector>
        </draw:g>
        <draw:g>
          <draw:line draw:style-name="gr11" draw:text-style-name="P5" draw:layer="layout" svg:x1="15.101cm" svg:y1="14.523cm" svg:x2="15.101cm" svg:y2="4.723cm">
            <text:p text:style-name="P9"/>
          </draw:line>
          <draw:line draw:style-name="gr10" draw:text-style-name="P13" draw:layer="layout" svg:x1="14.702cm" svg:y1="4.723cm" svg:x2="14.702cm" svg:y2="14.523cm">
            <text:p text:style-name="P1"><text:span text:style-name="T3">Representation Query</text:span></text:p>
            <text:p text:style-name="P1"><text:span text:style-name="T3"/></text:p>
          </draw:line>
        </draw:g>
        <draw:g>
          <draw:line draw:style-name="gr20" draw:text-style-name="P14" draw:layer="layout" svg:x1="11.301cm" svg:y1="13.923cm" svg:x2="11.301cm" svg:y2="4.182cm">
            <text:p text:style-name="P9"/>
          </draw:line>
          <draw:line draw:style-name="gr21" draw:text-style-name="P15" draw:layer="layout" svg:x1="10.901cm" svg:y1="4.182cm" svg:x2="10.901cm" svg:y2="13.923cm">
            <text:p text:style-name="P6"><text:span text:style-name="T7">Action Request</text:span></text:p>
            <text:p text:style-name="P6"><text:span text:style-name="T7"/></text:p>
          </draw:line>
        </draw:g>
        <draw:rect draw:style-name="gr22" draw:text-style-name="P1" draw:id="id6" draw:layer="layout" svg:width="6cm" svg:height="1.5cm" svg:x="11.825cm" svg:y="18.323cm">
          <text:p text:style-name="P1">CfgObjectStorage</text:p>
        </draw:rect>
        <draw:connector draw:style-name="gr23" draw:text-style-name="P3" draw:layer="layout" draw:type="line" svg:x1="9.201cm" svg:y1="15.423cm" svg:x2="14.825cm" svg:y2="18.323cm" draw:start-shape="id3" draw:start-glue-point="2" draw:end-shape="id6" draw:end-glue-point="0">
          <text:p text:style-name="P9"/>
        </draw:connector>
        <draw:connector draw:style-name="gr23" draw:text-style-name="P3" draw:layer="layout" draw:type="line" svg:x1="14.825cm" svg:y1="18.323cm" svg:x2="15.801cm" svg:y2="15.523cm" draw:start-shape="id6" draw:start-glue-point="0" draw:end-shape="id7" draw:end-glue-point="2">
          <text:p text:style-name="P9"/>
        </draw:connector>
        <draw:connector draw:style-name="gr23" draw:text-style-name="P3" draw:layer="layout" draw:type="line" svg:x1="14.825cm" svg:y1="18.323cm" svg:x2="18.401cm" svg:y2="15.523cm" draw:start-shape="id6" draw:start-glue-point="0" draw:end-shape="id8" draw:end-glue-point="2">
          <text:p text:style-name="P9"/>
        </draw:connector>
        <draw:connector draw:style-name="gr23" draw:text-style-name="P3" draw:layer="layout" draw:type="line" svg:x1="14.825cm" svg:y1="18.323cm" svg:x2="21.001cm" svg:y2="15.523cm" draw:start-shape="id6" draw:start-glue-point="0" draw:end-shape="id9" draw:end-glue-point="2">
          <text:p text:style-name="P9"/>
        </draw:connector>
        <draw:g>
          <draw:line draw:style-name="gr20" draw:text-style-name="P5" draw:layer="layout" svg:x1="15.902cm" svg:y1="14.523cm" svg:x2="15.902cm" svg:y2="4.723cm">
            <text:p text:style-name="P9"/>
          </draw:line>
          <draw:line draw:style-name="gr21" draw:text-style-name="P16" draw:layer="layout" svg:x1="15.503cm" svg:y1="4.723cm" svg:x2="15.503cm" svg:y2="14.523cm">
            <text:p text:style-name="P1"><text:span text:style-name="T7">Actionlist Query</text:span></text:p>
            <text:p text:style-name="P1"><text:span text:style-name="T7"/></text:p>
          </draw:line>
        </draw:g>
        <draw:g>
          <draw:line draw:style-name="gr20" draw:text-style-name="P14" draw:layer="layout" svg:x1="10.301cm" svg:y1="13.923cm" svg:x2="10.301cm" svg:y2="4.182cm">
            <text:p text:style-name="P9"/>
          </draw:line>
          <draw:line draw:style-name="gr21" draw:text-style-name="P15" draw:layer="layout" svg:x1="9.901cm" svg:y1="4.182cm" svg:x2="9.901cm" svg:y2="13.923cm">
            <text:p text:style-name="P6"><text:span text:style-name="T7">Actionlist Query</text:span></text:p>
            <text:p text:style-name="P6"><text:span text:style-name="T7"/></text:p>
          </draw:line>
        </draw:g>
        <draw:g>
          <draw:line draw:style-name="gr20" draw:text-style-name="P5" draw:layer="layout" svg:x1="16.603cm" svg:y1="14.523cm" svg:x2="16.603cm" svg:y2="4.723cm">
            <text:p text:style-name="P9"/>
          </draw:line>
          <draw:line draw:style-name="gr21" draw:text-style-name="P16" draw:layer="layout" svg:x1="16.204cm" svg:y1="4.723cm" svg:x2="16.204cm" svg:y2="14.523cm">
            <text:p text:style-name="P1"><text:span text:style-name="T7">Action Request</text:span></text:p>
            <text:p text:style-name="P1"><text:span text:style-name="T7"/></text:p>
          </draw:line>
        </draw:g>
        <draw:g>
          <draw:g>
            <draw:ellipse draw:style-name="gr24" draw:text-style-name="P3" draw:id="id10" draw:layer="layout" svg:width="0.7cm" svg:height="0.5cm" svg:x="9.711cm" svg:y="7.583cm">
              <text:p text:style-name="P9"/>
            </draw:ellipse>
            <draw:frame draw:style-name="gr25" draw:text-style-name="P17" draw:id="id11" draw:layer="layout" svg:width="4.8cm" svg:height="1.03cm" svg:x="1.301cm" svg:y="7.323cm">
              <draw:text-box>
                <text:p text:style-name="P9"><text:span text:style-name="T7">Container Actionlist</text:span></text:p>
                <text:p text:style-name="P9"><text:span text:style-name="T8">List of actions</text:span></text:p>
              </draw:text-box>
            </draw:frame>
            <draw:connector draw:style-name="gr26" draw:text-style-name="P3" draw:layer="layout" svg:x1="9.711cm" svg:y1="7.833cm" svg:x2="6.101cm" svg:y2="7.838cm" draw:start-shape="id10" draw:start-glue-point="3" draw:end-shape="id11" draw:end-glue-point="1">
              <text:p text:style-name="P9"/>
            </draw:connector>
            <draw:ellipse draw:style-name="gr24" draw:text-style-name="P3" draw:id="id12" draw:layer="layout" svg:width="0.699cm" svg:height="0.5cm" svg:x="15.311cm" svg:y="7.583cm">
              <text:p text:style-name="P9"/>
            </draw:ellipse>
            <draw:frame draw:style-name="gr25" draw:text-style-name="P17" draw:id="id13" draw:layer="layout" svg:width="4.8cm" svg:height="1.03cm" svg:x="18.601cm" svg:y="7.323cm">
              <draw:text-box>
                <text:p text:style-name="P9"><text:span text:style-name="T7">Item Actionlist</text:span></text:p>
                <text:p text:style-name="P9"><text:span text:style-name="T8">List of actions</text:span></text:p>
              </draw:text-box>
            </draw:frame>
            <draw:connector draw:style-name="gr26" draw:text-style-name="P3" draw:layer="layout" svg:x1="16.01cm" svg:y1="7.833cm" svg:x2="18.601cm" svg:y2="7.838cm" draw:start-shape="id12" draw:start-glue-point="1" draw:end-shape="id13" draw:end-glue-point="3">
              <text:p text:style-name="P9"/>
            </draw:connector>
            <draw:connector draw:style-name="gr27" draw:text-style-name="P3" draw:layer="layout" svg:x1="10.411cm" svg:y1="7.833cm" svg:x2="15.311cm" svg:y2="7.833cm" draw:start-shape="id10" draw:start-glue-point="1" draw:end-shape="id12" draw:end-glue-point="3">
              <text:p text:style-name="P9"/>
            </draw:connector>
          </draw:g>
        </draw:g>
        <draw:g>
          <draw:ellipse draw:style-name="gr28" draw:text-style-name="P3" draw:id="id14" draw:layer="layout" svg:width="0.7cm" svg:height="0.58cm" svg:x="7.461cm" svg:y="5.243cm">
            <text:p text:style-name="P9"/>
          </draw:ellipse>
          <draw:frame draw:style-name="gr29" draw:text-style-name="P18" draw:id="id15" draw:layer="layout" svg:width="4.8cm" svg:height="3.34cm" svg:x="1.301cm" svg:y="2.403cm">
            <draw:text-box>
              <text:p text:style-name="P9"><text:span text:style-name="T3">Container Representation </text:span></text:p>
              <text:p text:style-name="P9"><text:span text:style-name="T9">Handle</text:span></text:p>
              <text:p text:style-name="P9"><text:span text:style-name="T9">Title</text:span></text:p>
              <text:p text:style-name="P9"><text:span text:style-name="T9">Size/Fullscreen</text:span></text:p>
              <text:p text:style-name="P9"><text:span text:style-name="T9">Hidden/Visible</text:span></text:p>
              <text:p text:style-name="P9"><text:span text:style-name="T9">Color/Bitmap</text:span></text:p>
              <text:p text:style-name="P9"><text:span text:style-name="T9">Font</text:span></text:p>
              <text:p text:style-name="P9"><text:span text:style-name="T9">ItemViewType</text:span></text:p>
            </draw:text-box>
          </draw:frame>
          <draw:connector draw:style-name="gr30" draw:text-style-name="P3" draw:layer="layout" draw:line-skew="-0.139cm" svg:x1="7.461cm" svg:y1="5.533cm" svg:x2="6.101cm" svg:y2="4.073cm" draw:start-shape="id14" draw:start-glue-point="3" draw:end-shape="id15" draw:end-glue-point="1">
            <text:p text:style-name="P9"/>
          </draw:connector>
          <draw:ellipse draw:style-name="gr28" draw:text-style-name="P3" draw:id="id16" draw:layer="layout" svg:width="0.7cm" svg:height="0.5cm" svg:x="14.521cm" svg:y="6.043cm">
            <text:p text:style-name="P9"/>
          </draw:ellipse>
          <draw:frame draw:style-name="gr31" draw:text-style-name="P18" draw:id="id17" draw:layer="layout" svg:width="4.8cm" svg:height="1.8cm" svg:x="18.601cm" svg:y="5.399cm">
            <draw:text-box>
              <text:p text:style-name="P9"><text:span text:style-name="T3">Item Representation </text:span></text:p>
              <text:p text:style-name="P9"><text:span text:style-name="T9">Title</text:span></text:p>
              <text:p text:style-name="P9"><text:span text:style-name="T9">Font</text:span></text:p>
              <text:p text:style-name="P9"><text:span text:style-name="T9">Actions</text:span></text:p>
            </draw:text-box>
          </draw:frame>
          <draw:connector draw:style-name="gr30" draw:text-style-name="P3" draw:layer="layout" svg:x1="15.221cm" svg:y1="6.293cm" svg:x2="18.601cm" svg:y2="6.299cm" draw:start-shape="id16" draw:start-glue-point="1" draw:end-shape="id17" draw:end-glue-point="3">
            <text:p text:style-name="P9"/>
          </draw:connector>
          <draw:connector draw:style-name="gr32" draw:text-style-name="P3" draw:layer="layout" draw:line-skew="1.886cm" svg:x1="8.161cm" svg:y1="5.533cm" svg:x2="14.521cm" svg:y2="6.293cm" draw:start-shape="id14" draw:start-glue-point="1" draw:end-shape="id16">
            <text:p text:style-name="P9"/>
          </draw:connector>
        </draw:g>
        <draw:g draw:style-name="gr2">
          <draw:rect draw:style-name="gr5" draw:text-style-name="P3" draw:layer="layout" svg:width="27.5cm" svg:height="2.6cm" svg:x="1.101cm" svg:y="17.723cm">
            <text:p text:style-name="P9"/>
          </draw:rect>
          <draw:frame draw:style-name="gr6" draw:text-style-name="P4" draw:layer="layout" svg:width="8cm" svg:height="1.6cm" svg:x="20.501cm" svg:y="17.924cm">
            <draw:text-box>
              <text:p text:style-name="P4">Configuration API</text:p>
            </draw:text-box>
          </draw:frame>
          <draw:frame draw:style-name="gr33" draw:text-style-name="P19" draw:layer="layout" svg:width="5.5cm" svg:height="0.564cm" svg:x="23.101cm" svg:y="19.821cm">
            <draw:text-box>
              <text:p text:style-name="P19"><text:span text:style-name="T10">C.Langanke – netlabs.org - 07.11.2007</text:span></text:p>
            </draw:text-box>
          </draw:frame>
        </draw:g>
      </draw:page>
      <draw:page draw:name="Settings View" draw:style-name="dp1" draw:master-page-name="Standard">
        <office:forms form:automatic-focus="false" form:apply-design-mode="false"/>
        <draw:g draw:style-name="gr2">
          <draw:rect draw:style-name="gr3" draw:text-style-name="P3" draw:layer="layout" svg:width="27.5cm" svg:height="8.5cm" svg:x="1.101cm" svg:y="2.023cm">
            <text:p text:style-name="P9"/>
          </draw:rect>
          <draw:frame draw:style-name="gr4" draw:text-style-name="P4" draw:layer="layout" svg:width="3.9cm" svg:height="1cm" svg:x="24.601cm" svg:y="9.423cm">
            <draw:text-box>
              <text:p text:style-name="P4">Shell API</text:p>
            </draw:text-box>
          </draw:frame>
        </draw:g>
        <draw:g draw:style-name="gr2">
          <draw:rect draw:style-name="gr5" draw:text-style-name="P3" draw:layer="layout" svg:width="27.5cm" svg:height="5cm" svg:x="1.101cm" svg:y="12.523cm">
            <text:p text:style-name="P9"/>
          </draw:rect>
          <draw:frame draw:style-name="gr6" draw:text-style-name="P4" draw:layer="layout" svg:width="8cm" svg:height="1.6cm" svg:x="20.501cm" svg:y="12.623cm">
            <draw:text-box>
              <text:p text:style-name="P4">Workplace API</text:p>
            </draw:text-box>
          </draw:frame>
        </draw:g>
        <draw:g draw:style-name="gr2">
          <draw:rect draw:style-name="gr5" draw:text-style-name="P3" draw:layer="layout" svg:width="27.5cm" svg:height="1.1cm" svg:x="1.101cm" svg:y="11.023cm">
            <text:p text:style-name="P9"/>
          </draw:rect>
          <draw:frame draw:style-name="gr7" draw:text-style-name="P4" draw:layer="layout" svg:width="8cm" svg:height="1cm" svg:x="20.501cm" svg:y="11.123cm">
            <draw:text-box>
              <text:p text:style-name="P4">Interface Layer</text:p>
            </draw:text-box>
          </draw:frame>
        </draw:g>
        <draw:g>
          <draw:rect draw:style-name="gr15" draw:text-style-name="P1" draw:id="id20" draw:layer="layout" svg:width="5.4cm" svg:height="1.5cm" svg:x="12.125cm" svg:y="13.823cm">
            <text:p text:style-name="P1">WPObject</text:p>
          </draw:rect>
        </draw:g>
        <draw:g>
          <draw:rect draw:style-name="gr19" draw:text-style-name="P1" draw:id="id18" draw:layer="layout" svg:width="5.612cm" svg:height="2cm" svg:x="5.889cm" svg:y="3.082cm">
            <text:p text:style-name="P1">ContainerView /<text:line-break/> Item View</text:p>
          </draw:rect>
          <draw:g draw:id="id19">
            <draw:rect draw:style-name="gr19" draw:text-style-name="P1" draw:layer="layout" svg:width="4.7cm" svg:height="1.5cm" svg:x="13.101cm" svg:y="3.323cm">
              <text:p text:style-name="P1">SettingsView</text:p>
            </draw:rect>
          </draw:g>
          <draw:connector draw:style-name="gr9" draw:text-style-name="P12" draw:layer="layout" draw:type="curve" svg:x1="11.501cm" svg:y1="4.082cm" svg:x2="13.101cm" svg:y2="4.073cm" draw:start-shape="id18" draw:start-glue-point="1" draw:end-shape="id19" draw:end-glue-point="3">
            <text:p text:style-name="P1"><text:span text:style-name="T4">Creates</text:span></text:p>
            <text:p text:style-name="P1"><text:span text:style-name="T4"/></text:p>
          </draw:connector>
        </draw:g>
        <draw:rect draw:style-name="gr22" draw:text-style-name="P1" draw:id="id21" draw:layer="layout" svg:width="6cm" svg:height="1.5cm" svg:x="11.825cm" svg:y="18.323cm">
          <text:p text:style-name="P1">CfgObjectStorage</text:p>
        </draw:rect>
        <draw:connector draw:style-name="gr23" draw:text-style-name="P3" draw:layer="layout" draw:type="line" svg:x1="14.825cm" svg:y1="15.323cm" svg:x2="14.825cm" svg:y2="18.323cm" draw:start-shape="id20" draw:start-glue-point="2" draw:end-shape="id21" draw:end-glue-point="0">
          <text:p text:style-name="P9"/>
        </draw:connector>
        <draw:g>
          <draw:frame draw:style-name="gr34" draw:text-style-name="P20" draw:id="id23" draw:layer="layout" svg:width="4.8cm" svg:height="1.415cm" svg:x="6.401cm" svg:y="6.523cm">
            <draw:text-box>
              <text:p text:style-name="P9"><text:span text:style-name="T11">Object Properties </text:span></text:p>
              <text:p text:style-name="P9"><text:span text:style-name="T12">List of Properties</text:span></text:p>
              <text:p text:style-name="P9"><text:span text:style-name="T12">and values</text:span></text:p>
            </draw:text-box>
          </draw:frame>
          <draw:connector draw:style-name="gr35" draw:text-style-name="P3" draw:layer="layout" svg:x1="14.471cm" svg:y1="7.233cm" svg:x2="11.201cm" svg:y2="7.23cm" draw:start-shape="id22" draw:start-glue-point="3" draw:end-shape="id23" draw:end-glue-point="1">
            <text:p text:style-name="P9"/>
          </draw:connector>
          <draw:ellipse draw:style-name="gr36" draw:text-style-name="P3" draw:id="id22" draw:layer="layout" svg:width="0.7cm" svg:height="0.5cm" svg:x="14.471cm" svg:y="6.983cm">
            <text:p text:style-name="P9"/>
          </draw:ellipse>
        </draw:g>
        <draw:line draw:style-name="gr37" draw:text-style-name="P21" draw:layer="layout" svg:x1="15.101cm" svg:y1="13.823cm" svg:x2="15.101cm" svg:y2="4.823cm">
          <text:p text:style-name="P6"><text:span text:style-name="T11">Properties Query/Set</text:span></text:p>
          <text:p text:style-name="P1"><text:span text:style-name="T11"/></text:p>
        </draw:line>
        <draw:line draw:style-name="gr38" draw:text-style-name="P22" draw:layer="layout" svg:x1="14.601cm" svg:y1="4.823cm" svg:x2="14.601cm" svg:y2="13.823cm">
          <text:p text:style-name="P9"/>
        </draw:line>
        <draw:frame draw:style-name="gr1" draw:text-style-name="P2" draw:layer="layout" svg:width="28.448cm" svg:height="1.25cm" svg:x="0.601cm" svg:y="0.623cm">
          <draw:text-box>
            <text:p text:style-name="P1"><text:span text:style-name="T1">Settings View Workflow</text:span></text:p>
          </draw:text-box>
        </draw:frame>
        <draw:g draw:style-name="gr2">
          <draw:rect draw:style-name="gr5" draw:text-style-name="P3" draw:layer="layout" svg:width="27.5cm" svg:height="2.6cm" svg:x="1.101cm" svg:y="17.723cm">
            <text:p text:style-name="P9"/>
          </draw:rect>
          <draw:frame draw:style-name="gr6" draw:text-style-name="P4" draw:layer="layout" svg:width="8cm" svg:height="1.6cm" svg:x="20.501cm" svg:y="17.924cm">
            <draw:text-box>
              <text:p text:style-name="P4">Configuration API</text:p>
            </draw:text-box>
          </draw:frame>
          <draw:frame draw:style-name="gr33" draw:text-style-name="P19" draw:layer="layout" svg:width="5.5cm" svg:height="0.564cm" svg:x="23.101cm" svg:y="19.821cm">
            <draw:text-box>
              <text:p text:style-name="P19"><text:span text:style-name="T10">C.Langanke – netlabs.org - 07.11.2007</text:span></text:p>
            </draw:text-box>
          </draw:frame>
        </draw:g>
      </draw:page>
      <draw:page draw:name="Shell Configuration" draw:style-name="dp1" draw:master-page-name="Standard">
        <office:forms form:automatic-focus="false" form:apply-design-mode="false"/>
        <draw:g draw:style-name="gr2">
          <draw:rect draw:style-name="gr3" draw:text-style-name="P3" draw:layer="layout" svg:width="27.5cm" svg:height="8.5cm" svg:x="1.101cm" svg:y="2.023cm">
            <text:p text:style-name="P9"/>
          </draw:rect>
          <draw:frame draw:style-name="gr4" draw:text-style-name="P4" draw:layer="layout" svg:width="4.4cm" svg:height="1cm" svg:x="24.101cm" svg:y="9.423cm">
            <draw:text-box>
              <text:p text:style-name="P4">Shell API</text:p>
            </draw:text-box>
          </draw:frame>
        </draw:g>
        <draw:g draw:style-name="gr2">
          <draw:rect draw:style-name="gr5" draw:text-style-name="P3" draw:layer="layout" svg:width="27.5cm" svg:height="5cm" svg:x="1.101cm" svg:y="12.523cm">
            <text:p text:style-name="P9"/>
          </draw:rect>
          <draw:frame draw:style-name="gr6" draw:text-style-name="P4" draw:layer="layout" svg:width="8cm" svg:height="1.6cm" svg:x="20.501cm" svg:y="12.623cm">
            <draw:text-box>
              <text:p text:style-name="P4">Workplace API</text:p>
            </draw:text-box>
          </draw:frame>
        </draw:g>
        <draw:g draw:style-name="gr2">
          <draw:rect draw:style-name="gr5" draw:text-style-name="P3" draw:layer="layout" svg:width="27.5cm" svg:height="1.1cm" svg:x="1.101cm" svg:y="11.023cm">
            <text:p text:style-name="P9"/>
          </draw:rect>
          <draw:frame draw:style-name="gr7" draw:text-style-name="P4" draw:layer="layout" svg:width="8cm" svg:height="1cm" svg:x="20.501cm" svg:y="11.123cm">
            <draw:text-box>
              <text:p text:style-name="P4">Interface Layer</text:p>
            </draw:text-box>
          </draw:frame>
        </draw:g>
        <draw:rect draw:style-name="gr22" draw:text-style-name="P1" draw:id="id25" draw:layer="layout" svg:width="6cm" svg:height="1.5cm" svg:x="11.825cm" svg:y="18.323cm">
          <text:p text:style-name="P1">CfgObjectStorage</text:p>
        </draw:rect>
        <draw:g>
          <draw:g>
            <draw:rect draw:style-name="gr39" draw:text-style-name="P1" draw:layer="layout" svg:width="5.813cm" svg:height="14.526cm" svg:x="4.601cm" svg:y="2.797cm">
              <text:p text:style-name="P9"/>
            </draw:rect>
            <draw:frame draw:style-name="gr40" draw:text-style-name="P23" draw:layer="layout" svg:width="5.813cm" svg:height="0.809cm" svg:x="4.601cm" svg:y="2.877cm">
              <draw:text-box>
                <text:p text:style-name="P1"><text:span text:style-name="T13">Configuring the shell</text:span></text:p>
              </draw:text-box>
            </draw:frame>
          </draw:g>
          <draw:rect draw:style-name="gr15" draw:text-style-name="P1" draw:id="id24" draw:layer="layout" svg:width="4.9cm" svg:height="3.2cm" svg:x="5.101cm" svg:y="13.623cm">
            <text:p text:style-name="P1">Configuration<text:line-break/>Classes</text:p>
            <text:p text:style-name="P1"><text:span text:style-name="T14">(WPShell /</text:span></text:p>
            <text:p text:style-name="P1"><text:span text:style-name="T14">WPInputDevice)</text:span></text:p>
          </draw:rect>
          <draw:rect draw:style-name="gr19" draw:text-style-name="P1" draw:layer="layout" svg:width="4.9cm" svg:height="2cm" svg:x="5.101cm" svg:y="3.723cm">
            <text:p text:style-name="P1">ItemView / <text:line-break/>SettingsView</text:p>
          </draw:rect>
          <draw:g>
            <draw:line draw:style-name="gr9" draw:text-style-name="P12" draw:layer="layout" svg:x1="5.901cm" svg:y1="5.723cm" svg:x2="5.901cm" svg:y2="13.623cm">
              <text:p text:style-name="P1"><text:span text:style-name="T4">Representation Query</text:span></text:p>
              <text:p text:style-name="P1"><text:span text:style-name="T4"/></text:p>
            </draw:line>
            <draw:line draw:style-name="gr8" draw:text-style-name="P3" draw:layer="layout" svg:x1="6.261cm" svg:y1="13.623cm" svg:x2="6.261cm" svg:y2="5.723cm">
              <text:p text:style-name="P9"/>
            </draw:line>
          </draw:g>
          <draw:g>
            <draw:line draw:style-name="gr10" draw:text-style-name="P13" draw:layer="layout" svg:x1="5.901cm" svg:y1="5.723cm" svg:x2="5.901cm" svg:y2="13.623cm">
              <text:p text:style-name="P1"><text:span text:style-name="T3">Representation Query</text:span></text:p>
              <text:p text:style-name="P1"><text:span text:style-name="T3"/></text:p>
            </draw:line>
            <draw:line draw:style-name="gr11" draw:text-style-name="P3" draw:layer="layout" svg:x1="6.261cm" svg:y1="13.623cm" svg:x2="6.261cm" svg:y2="5.723cm">
              <text:p text:style-name="P9"/>
            </draw:line>
          </draw:g>
          <draw:g>
            <draw:line draw:style-name="gr21" draw:text-style-name="P16" draw:layer="layout" svg:x1="6.701cm" svg:y1="5.723cm" svg:x2="6.701cm" svg:y2="13.623cm">
              <text:p text:style-name="P1"><text:span text:style-name="T7">Actionlist Query</text:span></text:p>
              <text:p text:style-name="P1"><text:span text:style-name="T7"/></text:p>
            </draw:line>
            <draw:line draw:style-name="gr20" draw:text-style-name="P3" draw:layer="layout" svg:x1="7.061cm" svg:y1="13.623cm" svg:x2="7.061cm" svg:y2="5.723cm">
              <text:p text:style-name="P9"/>
            </draw:line>
          </draw:g>
          <draw:g>
            <draw:line draw:style-name="gr21" draw:text-style-name="P16" draw:layer="layout" svg:x1="7.501cm" svg:y1="5.723cm" svg:x2="7.501cm" svg:y2="13.623cm">
              <text:p text:style-name="P1"><text:span text:style-name="T7">Action Request</text:span></text:p>
              <text:p text:style-name="P1"><text:span text:style-name="T7"/></text:p>
            </draw:line>
            <draw:line draw:style-name="gr20" draw:text-style-name="P3" draw:layer="layout" svg:x1="7.861cm" svg:y1="13.623cm" svg:x2="7.861cm" svg:y2="5.723cm">
              <text:p text:style-name="P9"/>
            </draw:line>
          </draw:g>
          <draw:g>
            <draw:line draw:style-name="gr37" draw:text-style-name="P24" draw:layer="layout" svg:x1="8.301cm" svg:y1="5.723cm" svg:x2="8.301cm" svg:y2="13.623cm">
              <text:p text:style-name="P1"><text:span text:style-name="T11">Properties Query/Set</text:span></text:p>
              <text:p text:style-name="P1"><text:span text:style-name="T11"/></text:p>
            </draw:line>
            <draw:line draw:style-name="gr38" draw:text-style-name="P3" draw:layer="layout" svg:x1="8.661cm" svg:y1="13.623cm" svg:x2="8.661cm" svg:y2="5.723cm">
              <text:p text:style-name="P9"/>
            </draw:line>
          </draw:g>
        </draw:g>
        <draw:connector draw:style-name="gr23" draw:text-style-name="P3" draw:layer="layout" draw:type="line" svg:x1="7.551cm" svg:y1="16.823cm" svg:x2="14.825cm" svg:y2="18.323cm" draw:start-shape="id24" draw:start-glue-point="2" draw:end-shape="id25" draw:end-glue-point="0">
          <text:p text:style-name="P9"/>
        </draw:connector>
        <draw:line draw:style-name="gr41" draw:text-style-name="P24" draw:layer="layout" svg:x1="10.001cm" svg:y1="15.074cm" svg:x2="15.146cm" svg:y2="5.823cm">
          <text:p text:style-name="P1"><text:span text:style-name="T11">Properties Query</text:span></text:p>
          <text:p text:style-name="P1"><text:span text:style-name="T11"/></text:p>
        </draw:line>
        <draw:line draw:style-name="gr41" draw:text-style-name="P1" draw:layer="layout" svg:x1="10.001cm" svg:y1="15.074cm" svg:x2="20.801cm" svg:y2="5.823cm">
          <text:p text:style-name="P1"><text:span text:style-name="T11">Properties Query</text:span></text:p>
          <text:p text:style-name="P1"><text:span text:style-name="T11"/></text:p>
        </draw:line>
        <draw:g>
          <draw:rect draw:style-name="gr19" draw:text-style-name="P1" draw:layer="layout" svg:width="4.9cm" svg:height="2cm" svg:x="18.401cm" svg:y="3.823cm">
            <text:p text:style-name="P1">ContainerView</text:p>
          </draw:rect>
          <draw:rect draw:style-name="gr19" draw:text-style-name="P1" draw:layer="layout" svg:width="4.9cm" svg:height="2cm" svg:x="12.801cm" svg:y="3.823cm">
            <text:p text:style-name="P1">WindowView</text:p>
          </draw:rect>
          <draw:g>
            <draw:rect draw:style-name="gr39" draw:text-style-name="P1" draw:layer="layout" svg:width="11.199cm" svg:height="3.569cm" svg:x="12.402cm" svg:y="2.869cm">
              <text:p text:style-name="P9"/>
            </draw:rect>
            <draw:frame draw:style-name="gr42" draw:text-style-name="P23" draw:layer="layout" svg:width="11.199cm" svg:height="0.725cm" svg:x="12.402cm" svg:y="2.869cm">
              <draw:text-box>
                <text:p text:style-name="P1"><text:span text:style-name="T13">Using the shell configuration</text:span></text:p>
              </draw:text-box>
            </draw:frame>
          </draw:g>
        </draw:g>
        <draw:g>
          <draw:ellipse draw:style-name="gr36" draw:text-style-name="P3" draw:id="id28" draw:layer="layout" svg:width="0.7cm" svg:height="0.5cm" svg:x="12.871cm" svg:y="8.984cm">
            <text:p text:style-name="P9"/>
          </draw:ellipse>
          <draw:frame draw:style-name="gr34" draw:text-style-name="P20" draw:id="id27" draw:layer="layout" svg:width="4.8cm" svg:height="1.415cm" svg:x="18.601cm" svg:y="8.524cm">
            <draw:text-box>
              <text:p text:style-name="P9"><text:span text:style-name="T11">Item Properties </text:span></text:p>
              <text:p text:style-name="P9"><text:span text:style-name="T12">List of Properties</text:span></text:p>
              <text:p text:style-name="P9"><text:span text:style-name="T12">and values</text:span></text:p>
            </draw:text-box>
          </draw:frame>
          <draw:ellipse draw:style-name="gr36" draw:text-style-name="P3" draw:id="id26" draw:layer="layout" svg:width="0.7cm" svg:height="0.5cm" svg:x="16.511cm" svg:y="8.984cm">
            <text:p text:style-name="P9"/>
          </draw:ellipse>
          <draw:connector draw:style-name="gr43" draw:text-style-name="P3" draw:layer="layout" svg:x1="17.211cm" svg:y1="9.234cm" svg:x2="18.601cm" svg:y2="9.231cm" draw:start-shape="id26" draw:start-glue-point="1" draw:end-shape="id27" draw:end-glue-point="3">
            <text:p text:style-name="P9"/>
          </draw:connector>
          <draw:connector draw:style-name="gr35" draw:text-style-name="P3" draw:layer="layout" svg:x1="13.571cm" svg:y1="9.234cm" svg:x2="16.511cm" svg:y2="9.234cm" draw:start-shape="id28" draw:start-glue-point="1" draw:end-shape="id26" draw:end-glue-point="3">
            <text:p text:style-name="P9"/>
          </draw:connector>
        </draw:g>
        <draw:frame draw:style-name="gr1" draw:text-style-name="P2" draw:layer="layout" svg:width="28.448cm" svg:height="1.25cm" svg:x="0.601cm" svg:y="0.623cm">
          <draw:text-box>
            <text:p text:style-name="P1"><text:span text:style-name="T1">Shell Configuration Workflow</text:span></text:p>
          </draw:text-box>
        </draw:frame>
        <draw:g draw:style-name="gr2">
          <draw:rect draw:style-name="gr5" draw:text-style-name="P3" draw:layer="layout" svg:width="27.5cm" svg:height="2.6cm" svg:x="1.101cm" svg:y="17.723cm">
            <text:p text:style-name="P9"/>
          </draw:rect>
          <draw:frame draw:style-name="gr6" draw:text-style-name="P4" draw:layer="layout" svg:width="8cm" svg:height="1.6cm" svg:x="20.501cm" svg:y="17.924cm">
            <draw:text-box>
              <text:p text:style-name="P4">Configuration API</text:p>
            </draw:text-box>
          </draw:frame>
          <draw:frame draw:style-name="gr33" draw:text-style-name="P19" draw:layer="layout" svg:width="5.5cm" svg:height="0.564cm" svg:x="23.101cm" svg:y="19.821cm">
            <draw:text-box>
              <text:p text:style-name="P19"><text:span text:style-name="T10">C.Langanke – netlabs.org - 07.11.2007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de" style:country-asian="DE" style:font-family-complex="Tahoma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61cm" fo:margin-left="0.601cm" fo:margin-right="0.65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OS/2 OpenOffice.org_project/680m5$Build-9073</meta:generator>
    <meta:initial-creator>Christian Langanke</meta:initial-creator>
    <meta:creation-date>2007-11-06T16:25:18</meta:creation-date>
    <dc:creator>Christian Langanke</dc:creator>
    <dc:date>2007-11-07T19:34:53</dc:date>
    <dc:language>de-DE</dc:language>
    <meta:editing-cycles>120</meta:editing-cycles>
    <meta:editing-duration>PT3H58M22S</meta:editing-duration>
    <meta:user-defined meta:name="Info 1"/>
    <meta:user-defined meta:name="Info 2"/>
    <meta:user-defined meta:name="Info 3"/>
    <meta:user-defined meta:name="Info 4"/>
    <meta:document-statistic meta:object-count="162"/>
  </office:meta>
</office:document-meta>
</file>